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Test.should_throw_friendly_reminder_exception_when_duration_is_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rTest.should_return_true_if_task_is_in_acceptable_time_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Test.oneMillisecondP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rTest.should_return_false_when_time_run_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